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238" officeooo:paragraph-rsid="0006c238"/>
    </style:style>
    <style:style style:name="P2" style:family="paragraph" style:parent-style-name="Standard">
      <style:text-properties style:text-underline-style="solid" style:text-underline-width="auto" style:text-underline-color="font-color" fo:font-weight="bold" officeooo:rsid="0006c238" officeooo:paragraph-rsid="0006c23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83287" officeooo:paragraph-rsid="00083287" style:font-weight-asian="bold" style:font-weight-complex="bold"/>
    </style:style>
    <style:style style:name="P4" style:family="paragraph" style:parent-style-name="Standard">
      <style:text-properties fo:font-size="14pt" officeooo:rsid="0006c238" officeooo:paragraph-rsid="0006c238" style:font-size-asian="14pt" style:font-size-complex="14pt"/>
    </style:style>
    <style:style style:name="P5" style:family="paragraph" style:parent-style-name="Standard">
      <style:text-properties fo:font-size="18pt" style:text-underline-style="solid" style:text-underline-width="auto" style:text-underline-color="font-color" fo:font-weight="bold" officeooo:rsid="0006c238" officeooo:paragraph-rsid="0006c238" style:font-size-asian="18pt" style:font-weight-asian="bold" style:font-size-complex="18pt" style:font-weight-complex="bold"/>
    </style:style>
    <style:style style:name="P6" style:family="paragraph" style:parent-style-name="Standard">
      <style:text-properties fo:font-size="18pt" style:text-underline-style="solid" style:text-underline-width="auto" style:text-underline-color="font-color" fo:font-weight="bold" officeooo:rsid="00083287" officeooo:paragraph-rsid="00083287" style:font-size-asian="18pt" style:font-weight-asian="bold" style:font-size-complex="18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83287" style:font-weight-asian="normal" style:font-weight-complex="normal"/>
    </style:style>
    <style:style style:name="T4" style:family="text">
      <style:text-properties style:text-underline-style="none" fo:font-weight="normal" officeooo:rsid="000890b4" style:font-weight-asian="normal" style:font-weight-complex="normal"/>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4">Batch name <text:s text:c="3"/>: Java Full Stack b167</text:p>
      <text:p text:style-name="P4">Name <text:s text:c="12"/>: Salman.V.S</text:p>
      <text:p text:style-name="P4">Date <text:s text:c="14"/>:</text:p>
      <text:p text:style-name="P4">Project Name : <text:span text:style-name="T5">Stadium Seat booking System</text:span>.</text:p>
      <text:p text:style-name="P1"/>
      <text:p text:style-name="P1"/>
      <text:p text:style-name="P1"/>
      <text:p text:style-name="P5">Abstract</text:p>
      <text:p text:style-name="P2"><text:span text:style-name="T2"/></text:p>
      <text:p text:style-name="P2"><text:span text:style-name="T2"><text:s text:c="10"/>The main objective of this project is to minimize the crowd at the ticket counter</text:span></text:p>
      <text:p text:style-name="P2"><text:span text:style-name="T2">at this pandemic crises going through. To ensure safty and make the waiting time over is attained through this project.this system take care of the ticket booking thorugh online and also notfy the time and details of the game held that day. A costumer can eaisly book there seat using this website. </text:span><text:span text:style-name="T3">They can conform there seat by paying through paytm,googlepay,UPI,netbanking.costumer will get a QRcode that contain there seat details after there conformation.</text:span></text:p>
      <text:p text:style-name="P2"><text:span text:style-name="T3"/></text:p>
      <text:p text:style-name="P6">Costumer Side</text:p>
      <text:p text:style-name="P3"><text:span text:style-name="T2"/></text:p>
      <text:p text:style-name="P3"><text:span text:style-name="T2"/></text:p>
      <text:p text:style-name="P3"><text:span text:style-name="T2">&gt; </text:span><text:span text:style-name="T4">C</text:span><text:span text:style-name="T2">an get the info about matches and there respective time at the respective stadium.</text:span></text:p>
      <text:p text:style-name="P3"><text:span text:style-name="T2">&gt; </text:span><text:span text:style-name="T4">T</text:span><text:span text:style-name="T2">hey can search for stadium. </text:span></text:p>
      <text:p text:style-name="P3"><text:span text:style-name="T2">&gt; </text:span><text:span text:style-name="T4">C</text:span><text:span text:style-name="T2">an see the seat availability. </text:span></text:p>
      <text:p text:style-name="P3"><text:span text:style-name="T2">&gt; </text:span><text:span text:style-name="T4">L</text:span><text:span text:style-name="T2">ogin and signin.</text:span></text:p>
      <text:p text:style-name="P3"><text:span text:style-name="T2">&gt; </text:span><text:span text:style-name="T4">S</text:span><text:span text:style-name="T2">elect seat.</text:span></text:p>
      <text:p text:style-name="P3"><text:span text:style-name="T2">&gt; </text:span><text:span text:style-name="T4">P</text:span><text:span text:style-name="T2">ayment.</text:span></text:p>
      <text:p text:style-name="P3"><text:span text:style-name="T2">&gt; </text:span><text:span text:style-name="T4">C</text:span><text:span text:style-name="T2">an get recipt.</text:span></text:p>
      <text:p text:style-name="P3"><text:span text:style-name="T2"/></text:p>
      <text:p text:style-name="P6">Administration Side</text:p>
      <text:p text:style-name="P3"><text:span text:style-name="T2"/></text:p>
      <text:p text:style-name="P3"><text:span text:style-name="T2">&gt;Home page</text:span></text:p>
      <text:p text:style-name="P3"><text:span text:style-name="T2"><text:s text:c="3"/>- Search Stadium.</text:span></text:p>
      <text:p text:style-name="P3"><text:span text:style-name="T2"><text:s text:c="3"/>- Match details.</text:span></text:p>
      <text:p text:style-name="P3"><text:span text:style-name="T2">&gt;Seat Details</text:span></text:p>
      <text:p text:style-name="P3"><text:span text:style-name="T2"><text:s text:c="3"/>- Reserved Seat.</text:span></text:p>
      <text:p text:style-name="P3"><text:span text:style-name="T2"><text:s text:c="3"/>- Available Seat.</text:span></text:p>
      <text:p text:style-name="P3"><text:span text:style-name="T2"><text:s text:c="3"/>- Respective Seat Rate.</text:span></text:p>
      <text:p text:style-name="P3"><text:span text:style-name="T2">&gt;Payment Section</text:span></text:p>
      <text:p text:style-name="P3"><text:span text:style-name="T2"><text:s text:c="3"/>- googlepay</text:span></text:p>
      <text:p text:style-name="P3"><text:span text:style-name="T2"><text:s text:c="3"/>- paytm</text:span></text:p>
      <text:p text:style-name="P3"><text:span text:style-name="T2"><text:s text:c="3"/>- UPI</text:span></text:p>
      <text:p text:style-name="P3"><text:span text:style-name="T2"><text:s text:c="3"/>- NetBanking</text:span></text:p>
      <text:p text:style-name="P3"><text:span text:style-name="T2">&gt;Recipt</text:span></text:p>
      <text:p text:style-name="P3"><text:span text:style-name="T2"><text:s text:c="3"/>- QRcod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13:49:46.084193301</meta:creation-date>
    <dc:date>2022-07-19T14:56:58.089003003</dc:date>
    <meta:editing-duration>PT3M20S</meta:editing-duration>
    <meta:editing-cycles>1</meta:editing-cycles>
    <meta:document-statistic meta:table-count="0" meta:image-count="0" meta:object-count="0" meta:page-count="1" meta:paragraph-count="30" meta:word-count="185" meta:character-count="1137" meta:non-whitespace-character-count="910"/>
    <meta:generator>LibreOffice/7.1.7.2$Linux_X86_64 LibreOffice_project/10$Build-2</meta:generator>
  </office:meta>
</office:document-meta>
</file>